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202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60912" calcext:value-type="float">
            <text:p>100.26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202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3584" calcext:value-type="float">
            <text:p>100.30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2022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21416" calcext:value-type="float">
            <text:p>99.72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202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7148" calcext:value-type="float">
            <text:p>99.47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2020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9936" calcext:value-type="float">
            <text:p>99.30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201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17912" calcext:value-type="float">
            <text:p>99.11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201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9208" calcext:value-type="float">
            <text:p>98.81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2017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9584" calcext:value-type="float">
            <text:p>98.77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201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66" calcext:value-type="float">
            <text:p>98.52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2014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21088" calcext:value-type="float">
            <text:p>98.62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201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0232" calcext:value-type="float">
            <text:p>98.63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201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0464" calcext:value-type="float">
            <text:p>98.2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2012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84512" calcext:value-type="float">
            <text:p>98.58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201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696" calcext:value-type="float">
            <text:p>97.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200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6776" calcext:value-type="float">
            <text:p>96.88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200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0848" calcext:value-type="float">
            <text:p>96.70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200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8176" calcext:value-type="float">
            <text:p>96.65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2007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3584" calcext:value-type="float">
            <text:p>96.49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2006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5776" calcext:value-type="float">
            <text:p>96.50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200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2896" calcext:value-type="float">
            <text:p>96.32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200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5256" calcext:value-type="float">
            <text:p>96.15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200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6864" calcext:value-type="float">
            <text:p>96.06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200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724" calcext:value-type="float">
            <text:p>96.02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2001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58" calcext:value-type="float">
            <text:p>95.93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200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3024" calcext:value-type="float">
            <text:p>95.82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199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2" calcext:value-type="float">
            <text:p>96.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199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5696" calcext:value-type="float">
            <text:p>95.86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199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17512" calcext:value-type="float">
            <text:p>95.91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199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548" calcext:value-type="float">
            <text:p>95.5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199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4408" calcext:value-type="float">
            <text:p>94.70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199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2036" calcext:value-type="float">
            <text:p>94.32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199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99024" calcext:value-type="float">
            <text:p>94.29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199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53304" calcext:value-type="float">
            <text:p>94.25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199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79568" calcext:value-type="float">
            <text:p>94.07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199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3748" calcext:value-type="float">
            <text:p>94.13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198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9552" calcext:value-type="float">
            <text:p>93.6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198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61992" calcext:value-type="float">
            <text:p>93.66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198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3432" calcext:value-type="float">
            <text:p>93.75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198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82032" calcext:value-type="float">
            <text:p>93.98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198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5752" calcext:value-type="float">
            <text:p>94.4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198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1556" calcext:value-type="float">
            <text:p>94.01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198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0448" calcext:value-type="float">
            <text:p>93.50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198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64" calcext:value-type="float">
            <text:p>93.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8552" calcext:value-type="float">
            <text:p>92.80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197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8552" calcext:value-type="float">
            <text:p>92.80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1979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62376" calcext:value-type="float">
            <text:p>92.16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197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02712" calcext:value-type="float">
            <text:p>91.8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197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30272" calcext:value-type="float">
            <text:p>91.3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197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2072" calcext:value-type="float">
            <text:p>90.49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1975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0112" calcext:value-type="float">
            <text:p>90.0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197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1136" calcext:value-type="float">
            <text:p>89.8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1973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0328" calcext:value-type="float">
            <text:p>88.7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197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96" calcext:value-type="float">
            <text:p>88.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197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86" calcext:value-type="float">
            <text:p>87.8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197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176" calcext:value-type="float">
            <text:p>86.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196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8936" calcext:value-type="float">
            <text:p>87.4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196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8496" calcext:value-type="float">
            <text:p>87.78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196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7432" calcext:value-type="float">
            <text:p>83.84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196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8528" calcext:value-type="float">
            <text:p>89.5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196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9656" calcext:value-type="float">
            <text:p>85.63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401</text:p>
          </table:table-cell>
          <table:table-cell office:value-type="string" calcext:value-type="string">
            <text:p>1962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32" calcext:value-type="float">
            <text:p>82.7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41" meta:object-count="0"/>
    <meta:user-defined meta:name="AppVersion">3.0</meta:user-defined>
  </office:meta>
</office:document-meta>
</file>